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3adb9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paragraph-properties fo:text-align="center" style:justify-single-word="false"/>
      <style:text-properties fo:color="#ffffff" style:font-name="Bodoni MT Black1" officeooo:rsid="001b9ae9" officeooo:paragraph-rsid="001b9ae9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23adb9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1f367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1" fo:font-size="16pt" officeooo:rsid="001b9ae9" officeooo:paragraph-rsid="001b9ae9" style:font-size-asian="16pt" style:font-size-complex="16pt"/>
    </style:style>
    <style:style style:name="P9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10" style:family="paragraph" style:parent-style-name="Standard">
      <style:text-properties fo:color="#ffffff" officeooo:rsid="00196f56" officeooo:paragraph-rsid="00196f56"/>
    </style:style>
    <style:style style:name="P11" style:family="paragraph" style:parent-style-name="Standard">
      <style:paragraph-properties fo:text-align="center" style:justify-single-word="false"/>
      <style:text-properties fo:color="#ffffff" style:font-name="Bodoni MT Black" fo:font-size="60pt" officeooo:rsid="001b9ae9" officeooo:paragraph-rsid="001b9ae9" style:font-size-asian="60pt" style:font-size-complex="60pt"/>
    </style:style>
    <style:style style:name="P12" style:family="paragraph" style:parent-style-name="Standard">
      <style:text-properties fo:color="#ffffff" officeooo:rsid="001b9ae9" officeooo:paragraph-rsid="001b9ae9"/>
    </style:style>
    <style:style style:name="P13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14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ffffff" style:text-outline="false" style:font-name="Bodoni MT Black1" fo:font-size="28pt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19" style:family="paragraph" style:parent-style-name="Standard">
      <style:paragraph-properties fo:text-align="center" style:justify-single-word="false"/>
      <style:text-properties fo:color="#ffffff" style:text-outline="false" style:font-name="Raider Crusader Engraved" fo:font-size="28pt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20" style:family="paragraph" style:parent-style-name="Standard">
      <style:paragraph-properties fo:text-align="center" style:justify-single-word="false"/>
      <style:text-properties fo:color="#ffffff" style:text-outline="false" style:font-name="Raider Crusader Engraved" fo:font-size="28pt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21" style:family="paragraph" style:parent-style-name="Standard">
      <style:paragraph-properties fo:text-align="start" style:justify-single-word="false"/>
      <style:text-properties fo:color="#ffffff" style:text-outline="false" style:font-name="Raider Crusader Engraved" fo:font-size="28pt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22" style:family="paragraph" style:parent-style-name="Standard">
      <style:paragraph-properties fo:break-before="page"/>
      <style:text-properties fo:color="#ffffff"/>
    </style:style>
    <style:style style:name="P23" style:family="paragraph" style:parent-style-name="Standard">
      <style:text-properties fo:color="#ffffff"/>
    </style:style>
    <style:style style:name="P24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color="#ffffff" style:font-name="Bodoni MT Black1" officeooo:rsid="001b9ae9" officeooo:paragraph-rsid="001b9ae9"/>
    </style:style>
    <style:style style:name="P28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29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1f367d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ffffff" style:font-name="Bodoni MT Black1" fo:font-size="18pt" officeooo:rsid="001b9ae9" officeooo:paragraph-rsid="001b9ae9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color="#ffffff" style:font-name="Bodoni MT Black1" fo:font-size="18pt" officeooo:rsid="0028d012" officeooo:paragraph-rsid="0028d012" style:font-size-asian="18pt" style:font-size-complex="18pt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1" fo:font-size="16pt" officeooo:rsid="0023adb9" style:font-size-asian="16pt" style:font-size-complex="16pt"/>
    </style:style>
    <style:style style:name="T9" style:family="text">
      <style:text-properties fo:color="#ffffff" style:font-name="Bodoni MT Black1" fo:font-size="16pt" officeooo:rsid="001b9ae9" style:font-size-asian="16pt" style:font-size-complex="16pt"/>
    </style:style>
    <style:style style:name="T10" style:family="text">
      <style:text-properties fo:color="#ffffff" style:font-name="Bodoni MT Black1" fo:font-size="16pt" officeooo:rsid="002739e3" style:font-size-asian="16pt" style:font-size-complex="16pt"/>
    </style:style>
    <style:style style:name="T11" style:family="text">
      <style:text-properties officeooo:rsid="0028d0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GENERATE SUBS FAST</text:p>
      <text:p text:style-name="P18"/>
      <text:p text:style-name="P20">OBTEN<text:span text:style-name="T1">I</text:span>R RAPIDEMENT ABONNÉS</text:p>
      <text:p text:style-name="P21"/>
      <text:p text:style-name="P19">CONSEGUIR SUSCRIPTORES RÁPIDAMENTE</text:p>
      <text:p text:style-name="P21"/>
      <text:p text:style-name="P20">GENERIERE SCHNELL SUBSCRIBERS</text:p>
      <text:p text:style-name="P9"/>
      <text:p text:style-name="P10"/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 video by</text:p>
      <text:p text:style-name="P5">Roland Benz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6">Roland Benz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narrated by</text:p>
      <text:p text:style-name="P5">Roland Benz</text:p>
      <text:p text:style-name="P22"/>
      <text:p text:style-name="P2"/>
      <text:p text:style-name="P2"/>
      <text:p text:style-name="P2"/>
      <text:p text:style-name="P8">music composed by</text:p>
      <text:p text:style-name="P30">Roland Benz</text:p>
      <text:p text:style-name="P3"/>
      <text:p text:style-name="P3"/>
      <text:p text:style-name="P3"/>
      <text:p text:style-name="P7">background music from the free to use youtube audio library </text:p>
      <text:p text:style-name="P4"/>
      <text:p text:style-name="P29">Accordion</text:p>
      <text:p text:style-name="P29">Blunt</text:p>
      <text:p text:style-name="P29">Gain</text:p>
      <text:p text:style-name="P29">I Feel Like Partying</text:p>
      <text:p text:style-name="P29">Metall Race</text:p>
      <text:p text:style-name="P29">Sabor Moreno</text:p>
      <text:p text:style-name="P29">Pink Flamingo</text:p>
      <text:p text:style-name="P29">Under The Gun</text:p>
      <text:p text:style-name="P4"/>
      <text:p text:style-name="P4"/>
      <text:p text:style-name="P4"/>
      <text:p text:style-name="P25">may contain recorded video gaming sequences <text:span text:style-name="T11">from</text:span></text:p>
      <text:p text:style-name="P25"/>
      <text:p text:style-name="P31">Episode Racer, Hitman Contracts, Max Payne, </text:p>
      <text:p text:style-name="P31">Need For Speed, Resident Evil, Tomb Raider</text:p>
      <text:p text:style-name="P26"/>
      <text:p text:style-name="P26">as well as own animations and slides produced with </text:p>
      <text:p text:style-name="P26"/>
      <text:p text:style-name="P26">Blender, DaVinci Resolve and LibreOffice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11">qoolixiloop</text:p>
      <text:p text:style-name="P12"/>
      <text:p text:style-name="P12"/>
      <text:p text:style-name="P12"/>
      <text:p text:style-name="P12"/>
      <text:p text:style-name="P14"><text:span text:style-name="T5">qoolixiloop</text:span> <text:s/><text:span text:style-name="T3">presents a video by</text:span> <text:s/><text:span text:style-name="T5">Roland Benz</text:span></text:p>
      <text:p text:style-name="P14"/>
      <text:p text:style-name="P16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14"/>
      <text:p text:style-name="P15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14"/>
      <text:p text:style-name="P15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13"/>
      <text:p text:style-name="P13"/>
      <text:p text:style-name="P13"/>
      <text:p text:style-name="P13"/>
      <text:p text:style-name="P13"/>
      <text:p text:style-name="P17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12"/>
      <text:p text:style-name="P12"/>
      <text:p text:style-name="P12"/>
      <text:p text:style-name="P22"/>
      <text:p text:style-name="P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4-24T11:32:34.869000000</dc:date>
    <meta:editing-duration>PT50M8S</meta:editing-duration>
    <meta:editing-cycles>10</meta:editing-cycles>
    <meta:document-statistic meta:table-count="0" meta:image-count="0" meta:object-count="0" meta:page-count="8" meta:paragraph-count="32" meta:word-count="143" meta:character-count="919" meta:non-whitespace-character-count="790"/>
  </office:meta>
</office:document-meta>
</file>